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AnalyzerTask.setParams( String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nalyzerTask.NewAnalyzer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Analyzer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AnalyzerTask.doLogic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